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toulbar2</text:p>
          </table:table-cell>
          <table:table-cell table:style-name="ce2" office:value-type="string" calcext:value-type="string">
            <text:p>cw-sat-lb</text:p>
          </table:table-cell>
          <table:table-cell table:style-name="ce2" office:value-type="string" calcext:value-type="string">
            <text:p>cw-sat-lub-greedy</text:p>
          </table:table-cell>
          <table:table-cell table:style-name="ce2" office:value-type="string" calcext:value-type="string">
            <text:p>cw-sat-lub-model</text:p>
          </table:table-cell>
          <table:table-cell table:style-name="ce2" office:value-type="string" calcext:value-type="string">
            <text:p>cw-sat-lub-callback</text:p>
          </table:table-cell>
        </table:table-row>
        <table:table-row table:style-name="ro1">
          <table:table-cell office:value-type="float" office:value="53.889" calcext:value-type="float">
            <text:p>53.889</text:p>
          </table:table-cell>
          <table:table-cell office:value-type="float" office:value="6.83387" calcext:value-type="float">
            <text:p>6.83387</text:p>
          </table:table-cell>
          <table:table-cell office:value-type="float" office:value="3.49476" calcext:value-type="float">
            <text:p>3.49476</text:p>
          </table:table-cell>
          <table:table-cell office:value-type="float" office:value="5.75474" calcext:value-type="float">
            <text:p>5.75474</text:p>
          </table:table-cell>
          <table:table-cell office:value-type="float" office:value="3.78419" calcext:value-type="float">
            <text:p>3.78419</text:p>
          </table:table-cell>
        </table:table-row>
        <table:table-row table:style-name="ro1">
          <table:table-cell office:value-type="float" office:value="2994.918" calcext:value-type="float">
            <text:p>2994.918</text:p>
          </table:table-cell>
          <table:table-cell office:value-type="float" office:value="0.922813" calcext:value-type="float">
            <text:p>0.922813</text:p>
          </table:table-cell>
          <table:table-cell office:value-type="float" office:value="0.437762" calcext:value-type="float">
            <text:p>0.437762</text:p>
          </table:table-cell>
          <table:table-cell office:value-type="float" office:value="0.864257" calcext:value-type="float">
            <text:p>0.864257</text:p>
          </table:table-cell>
          <table:table-cell office:value-type="float" office:value="0.472623" calcext:value-type="float">
            <text:p>0.472623</text:p>
          </table:table-cell>
        </table:table-row>
        <table:table-row table:style-name="ro1">
          <table:table-cell table:number-columns-repeated="2" office:value-type="string" calcext:value-type="string">
            <text:p>TO</text:p>
          </table:table-cell>
          <table:table-cell office:value-type="float" office:value="899.681" calcext:value-type="float">
            <text:p>899.681</text:p>
          </table:table-cell>
          <table:table-cell office:value-type="float" office:value="312.01" calcext:value-type="float">
            <text:p>312.01</text:p>
          </table:table-cell>
          <table:table-cell office:value-type="float" office:value="259.663" calcext:value-type="float">
            <text:p>259.66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0.1188" calcext:value-type="float">
            <text:p>10.1188</text:p>
          </table:table-cell>
          <table:table-cell office:value-type="float" office:value="2.43165" calcext:value-type="float">
            <text:p>2.43165</text:p>
          </table:table-cell>
          <table:table-cell office:value-type="float" office:value="9.03464" calcext:value-type="float">
            <text:p>9.03464</text:p>
          </table:table-cell>
          <table:table-cell office:value-type="float" office:value="4.9855" calcext:value-type="float">
            <text:p>4.9855</text:p>
          </table:table-cell>
        </table:table-row>
        <table:table-row table:style-name="ro1">
          <table:table-cell office:value-type="float" office:value="124.167" calcext:value-type="float">
            <text:p>124.167</text:p>
          </table:table-cell>
          <table:table-cell office:value-type="float" office:value="2.36124" calcext:value-type="float">
            <text:p>2.36124</text:p>
          </table:table-cell>
          <table:table-cell office:value-type="float" office:value="0.596664" calcext:value-type="float">
            <text:p>0.596664</text:p>
          </table:table-cell>
          <table:table-cell office:value-type="float" office:value="18.4241" calcext:value-type="float">
            <text:p>18.4241</text:p>
          </table:table-cell>
          <table:table-cell office:value-type="float" office:value="9.42624" calcext:value-type="float">
            <text:p>9.42624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32.8365" calcext:value-type="float">
            <text:p>32.8365</text:p>
          </table:table-cell>
          <table:table-cell office:value-type="float" office:value="0.813055" calcext:value-type="float">
            <text:p>0.813055</text:p>
          </table:table-cell>
          <table:table-cell office:value-type="float" office:value="3.6145" calcext:value-type="float">
            <text:p>3.6145</text:p>
          </table:table-cell>
          <table:table-cell office:value-type="float" office:value="12.5471" calcext:value-type="float">
            <text:p>12.5471</text:p>
          </table:table-cell>
        </table:table-row>
        <table:table-row table:style-name="ro1">
          <table:table-cell office:value-type="float" office:value="1262.337" calcext:value-type="float">
            <text:p>1262.337</text:p>
          </table:table-cell>
          <table:table-cell office:value-type="float" office:value="1.96196" calcext:value-type="float">
            <text:p>1.96196</text:p>
          </table:table-cell>
          <table:table-cell office:value-type="float" office:value="0.177719" calcext:value-type="float">
            <text:p>0.177719</text:p>
          </table:table-cell>
          <table:table-cell office:value-type="float" office:value="5.05672" calcext:value-type="float">
            <text:p>5.05672</text:p>
          </table:table-cell>
          <table:table-cell office:value-type="float" office:value="1.96065" calcext:value-type="float">
            <text:p>1.96065</text:p>
          </table:table-cell>
        </table:table-row>
        <table:table-row table:style-name="ro1">
          <table:table-cell office:value-type="float" office:value="187.498" calcext:value-type="float">
            <text:p>187.498</text:p>
          </table:table-cell>
          <table:table-cell office:value-type="float" office:value="5.38322" calcext:value-type="float">
            <text:p>5.38322</text:p>
          </table:table-cell>
          <table:table-cell office:value-type="float" office:value="0.41483" calcext:value-type="float">
            <text:p>0.41483</text:p>
          </table:table-cell>
          <table:table-cell office:value-type="float" office:value="55.1053" calcext:value-type="float">
            <text:p>55.1053</text:p>
          </table:table-cell>
          <table:table-cell office:value-type="float" office:value="12.8066" calcext:value-type="float">
            <text:p>12.8066</text:p>
          </table:table-cell>
        </table:table-row>
        <table:table-row table:style-name="ro1">
          <table:table-cell office:value-type="float" office:value="2525.973" calcext:value-type="float">
            <text:p>2525.973</text:p>
          </table:table-cell>
          <table:table-cell office:value-type="string" calcext:value-type="string">
            <text:p>TO</text:p>
          </table:table-cell>
          <table:table-cell office:value-type="float" office:value="339.025" calcext:value-type="float">
            <text:p>339.025</text:p>
          </table:table-cell>
          <table:table-cell office:value-type="float" office:value="2014.49" calcext:value-type="float">
            <text:p>2014.49</text:p>
          </table:table-cell>
          <table:table-cell office:value-type="float" office:value="565.319" calcext:value-type="float">
            <text:p>565.319</text:p>
          </table:table-cell>
        </table:table-row>
        <table:table-row table:style-name="ro1">
          <table:table-cell office:value-type="float" office:value="7.646" calcext:value-type="float">
            <text:p>7.646</text:p>
          </table:table-cell>
          <table:table-cell office:value-type="float" office:value="38.377" calcext:value-type="float">
            <text:p>38.377</text:p>
          </table:table-cell>
          <table:table-cell office:value-type="float" office:value="0.128631" calcext:value-type="float">
            <text:p>0.128631</text:p>
          </table:table-cell>
          <table:table-cell office:value-type="float" office:value="23.1085" calcext:value-type="float">
            <text:p>23.1085</text:p>
          </table:table-cell>
          <table:table-cell office:value-type="float" office:value="30.8687" calcext:value-type="float">
            <text:p>30.8687</text:p>
          </table:table-cell>
        </table:table-row>
        <table:table-row table:style-name="ro1">
          <table:table-cell office:value-type="float" office:value="8.486" calcext:value-type="float">
            <text:p>8.486</text:p>
          </table:table-cell>
          <table:table-cell office:value-type="float" office:value="18.2158" calcext:value-type="float">
            <text:p>18.2158</text:p>
          </table:table-cell>
          <table:table-cell office:value-type="float" office:value="1.3585" calcext:value-type="float">
            <text:p>1.3585</text:p>
          </table:table-cell>
          <table:table-cell office:value-type="float" office:value="34.7122" calcext:value-type="float">
            <text:p>34.7122</text:p>
          </table:table-cell>
          <table:table-cell office:value-type="float" office:value="13.5618" calcext:value-type="float">
            <text:p>13.5618</text:p>
          </table:table-cell>
        </table:table-row>
        <table:table-row table:style-name="ro1">
          <table:table-cell office:value-type="float" office:value="187.981" calcext:value-type="float">
            <text:p>187.981</text:p>
          </table:table-cell>
          <table:table-cell office:value-type="string" calcext:value-type="string">
            <text:p>TO</text:p>
          </table:table-cell>
          <table:table-cell office:value-type="float" office:value="36.5107" calcext:value-type="float">
            <text:p>36.5107</text:p>
          </table:table-cell>
          <table:table-cell office:value-type="string" calcext:value-type="string">
            <text:p>TO</text:p>
          </table:table-cell>
          <table:table-cell office:value-type="float" office:value="1626.87" calcext:value-type="float">
            <text:p>1626.87</text:p>
          </table:table-cell>
        </table:table-row>
        <table:table-row table:style-name="ro1">
          <table:table-cell office:value-type="float" office:value="2578.925" calcext:value-type="float">
            <text:p>2578.925</text:p>
          </table:table-cell>
          <table:table-cell office:value-type="float" office:value="647.593" calcext:value-type="float">
            <text:p>647.593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656.296" calcext:value-type="float">
            <text:p>656.296</text:p>
          </table:table-cell>
          <table:table-cell office:value-type="float" office:value="252.333" calcext:value-type="float">
            <text:p>252.33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3.1688" calcext:value-type="float">
            <text:p>13.1688</text:p>
          </table:table-cell>
          <table:table-cell office:value-type="float" office:value="2.09855" calcext:value-type="float">
            <text:p>2.09855</text:p>
          </table:table-cell>
          <table:table-cell office:value-type="float" office:value="151.306" calcext:value-type="float">
            <text:p>151.306</text:p>
          </table:table-cell>
          <table:table-cell office:value-type="float" office:value="13.806" calcext:value-type="float">
            <text:p>13.806</text:p>
          </table:table-cell>
        </table:table-row>
        <table:table-row table:style-name="ro1">
          <table:table-cell office:value-type="float" office:value="6.952" calcext:value-type="float">
            <text:p>6.95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1.9836" calcext:value-type="float">
            <text:p>1.9836</text:p>
          </table:table-cell>
          <table:table-cell office:value-type="float" office:value="0.851024" calcext:value-type="float">
            <text:p>0.851024</text:p>
          </table:table-cell>
        </table:table-row>
        <table:table-row table:style-name="ro1">
          <table:table-cell office:value-type="float" office:value="3379.366" calcext:value-type="float">
            <text:p>3379.366</text:p>
          </table:table-cell>
          <table:table-cell office:value-type="float" office:value="412.308" calcext:value-type="float">
            <text:p>412.308</text:p>
          </table:table-cell>
          <table:table-cell office:value-type="float" office:value="22.3532" calcext:value-type="float">
            <text:p>22.3532</text:p>
          </table:table-cell>
          <table:table-cell office:value-type="float" office:value="731.763" calcext:value-type="float">
            <text:p>731.763</text:p>
          </table:table-cell>
          <table:table-cell office:value-type="float" office:value="172.704" calcext:value-type="float">
            <text:p>172.704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404595" calcext:value-type="float">
            <text:p>0.404595</text:p>
          </table:table-cell>
          <table:table-cell office:value-type="float" office:value="0.397109" calcext:value-type="float">
            <text:p>0.397109</text:p>
          </table:table-cell>
          <table:table-cell office:value-type="float" office:value="0.398578" calcext:value-type="float">
            <text:p>0.398578</text:p>
          </table:table-cell>
          <table:table-cell office:value-type="float" office:value="0.399348" calcext:value-type="float">
            <text:p>0.399348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string" calcext:value-type="string">
            <text:p>TO</text:p>
          </table:table-cell>
          <table:table-cell office:value-type="float" office:value="46.2739" calcext:value-type="float">
            <text:p>46.2739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.821" calcext:value-type="float">
            <text:p>1.821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84571" calcext:value-type="float">
            <text:p>0.084571</text:p>
          </table:table-cell>
          <table:table-cell office:value-type="float" office:value="0.070817" calcext:value-type="float">
            <text:p>0.070817</text:p>
          </table:table-cell>
          <table:table-cell office:value-type="float" office:value="0.06886" calcext:value-type="float">
            <text:p>0.06886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22.814" calcext:value-type="float">
            <text:p>22.81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string" calcext:value-type="string">
            <text:p>TO</text:p>
          </table:table-cell>
          <table:table-cell office:value-type="float" office:value="78.913" calcext:value-type="float">
            <text:p>78.913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3.2982" calcext:value-type="float">
            <text:p>3.2982</text:p>
          </table:table-cell>
          <table:table-cell office:value-type="float" office:value="2.18543" calcext:value-type="float">
            <text:p>2.18543</text:p>
          </table:table-cell>
          <table:table-cell office:value-type="float" office:value="0.764348" calcext:value-type="float">
            <text:p>0.764348</text:p>
          </table:table-cell>
          <table:table-cell office:value-type="float" office:value="837.751" calcext:value-type="float">
            <text:p>837.751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string" calcext:value-type="string">
            <text:p>TO</text:p>
          </table:table-cell>
          <table:table-cell office:value-type="float" office:value="603.227" calcext:value-type="float">
            <text:p>603.227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742.833" calcext:value-type="float">
            <text:p>742.83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string" calcext:value-type="string">
            <text:p>TO</text:p>
          </table:table-cell>
          <table:table-cell office:value-type="float" office:value="1540.55" calcext:value-type="float">
            <text:p>1540.55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36.02" calcext:value-type="float">
            <text:p>136.0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1.253" calcext:value-type="float">
            <text:p>1.25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39488" calcext:value-type="float">
            <text:p>0.039488</text:p>
          </table:table-cell>
          <table:table-cell office:value-type="float" office:value="0.024098" calcext:value-type="float">
            <text:p>0.024098</text:p>
          </table:table-cell>
          <table:table-cell office:value-type="float" office:value="0.024292" calcext:value-type="float">
            <text:p>0.024292</text:p>
          </table:table-cell>
          <table:table-cell office:value-type="float" office:value="0.024102" calcext:value-type="float">
            <text:p>0.024102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666.978" calcext:value-type="float">
            <text:p>666.978</text:p>
          </table:table-cell>
          <table:table-cell office:value-type="float" office:value="53.749" calcext:value-type="float">
            <text:p>53.749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string" calcext:value-type="string">
            <text:p>TO</text:p>
          </table:table-cell>
          <table:table-cell office:value-type="float" office:value="2068.14" calcext:value-type="float">
            <text:p>2068.14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2028.209" calcext:value-type="float">
            <text:p>2028.209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string" calcext:value-type="string">
            <text:p>TO</text:p>
          </table:table-cell>
          <table:table-cell office:value-type="float" office:value="774.798" calcext:value-type="float">
            <text:p>774.798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10527" calcext:value-type="float">
            <text:p>0.010527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0.010586" calcext:value-type="float">
            <text:p>0.010586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13663" calcext:value-type="float">
            <text:p>0.013663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0.015069" calcext:value-type="float">
            <text:p>0.015069</text:p>
          </table:table-cell>
          <table:table-cell office:value-type="float" office:value="0.015085" calcext:value-type="float">
            <text:p>0.015085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1.30243" calcext:value-type="float">
            <text:p>1.30243</text:p>
          </table:table-cell>
          <table:table-cell office:value-type="float" office:value="0.717678" calcext:value-type="float">
            <text:p>0.717678</text:p>
          </table:table-cell>
          <table:table-cell office:value-type="float" office:value="9.92406" calcext:value-type="float">
            <text:p>9.92406</text:p>
          </table:table-cell>
          <table:table-cell office:value-type="float" office:value="1.14942" calcext:value-type="float">
            <text:p>1.14942</text:p>
          </table:table-cell>
        </table:table-row>
        <table:table-row table:style-name="ro1">
          <table:table-cell office:value-type="float" office:value="110.358" calcext:value-type="float">
            <text:p>110.35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45429" calcext:value-type="float">
            <text:p>0.045429</text:p>
          </table:table-cell>
          <table:table-cell office:value-type="float" office:value="0.027694" calcext:value-type="float">
            <text:p>0.027694</text:p>
          </table:table-cell>
          <table:table-cell office:value-type="float" office:value="0.027452" calcext:value-type="float">
            <text:p>0.027452</text:p>
          </table:table-cell>
          <table:table-cell office:value-type="float" office:value="0.027582" calcext:value-type="float">
            <text:p>0.02758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string" calcext:value-type="string">
            <text:p>TO</text:p>
          </table:table-cell>
          <table:table-cell office:value-type="float" office:value="20.2364" calcext:value-type="float">
            <text:p>20.2364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272.372" calcext:value-type="float">
            <text:p>272.37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165811" calcext:value-type="float">
            <text:p>0.165811</text:p>
          </table:table-cell>
          <table:table-cell office:value-type="float" office:value="0.208417" calcext:value-type="float">
            <text:p>0.208417</text:p>
          </table:table-cell>
          <table:table-cell office:value-type="float" office:value="0.169772" calcext:value-type="float">
            <text:p>0.169772</text:p>
          </table:table-cell>
          <table:table-cell office:value-type="float" office:value="0.14812" calcext:value-type="float">
            <text:p>0.14812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TO</text:p>
          </table:table-cell>
          <table:table-cell office:value-type="float" office:value="1297.41" calcext:value-type="float">
            <text:p>1297.41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62.652" calcext:value-type="float">
            <text:p>62.65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1955.844" calcext:value-type="float">
            <text:p>1955.84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260.247" calcext:value-type="float">
            <text:p>260.247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193449" calcext:value-type="float">
            <text:p>0.193449</text:p>
          </table:table-cell>
          <table:table-cell office:value-type="float" office:value="0.197228" calcext:value-type="float">
            <text:p>0.197228</text:p>
          </table:table-cell>
          <table:table-cell office:value-type="float" office:value="0.195764" calcext:value-type="float">
            <text:p>0.195764</text:p>
          </table:table-cell>
          <table:table-cell office:value-type="float" office:value="0.199751" calcext:value-type="float">
            <text:p>0.19975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string" calcext:value-type="string">
            <text:p>TO</text:p>
          </table:table-cell>
          <table:table-cell office:value-type="float" office:value="116.998" calcext:value-type="float">
            <text:p>116.998</text:p>
          </table:table-cell>
          <table:table-cell table:number-columns-repeated="2" office:value-type="string" calcext:value-type="string">
            <text:p>TO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52331" calcext:value-type="float">
            <text:p>0.052331</text:p>
          </table:table-cell>
          <table:table-cell office:value-type="float" office:value="0.053753" calcext:value-type="float">
            <text:p>0.053753</text:p>
          </table:table-cell>
          <table:table-cell office:value-type="float" office:value="0.052639" calcext:value-type="float">
            <text:p>0.052639</text:p>
          </table:table-cell>
          <table:table-cell office:value-type="float" office:value="0.05198" calcext:value-type="float">
            <text:p>0.05198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725" calcext:value-type="float">
            <text:p>0.06725</text:p>
          </table:table-cell>
          <table:table-cell office:value-type="float" office:value="0.071672" calcext:value-type="float">
            <text:p>0.071672</text:p>
          </table:table-cell>
          <table:table-cell office:value-type="float" office:value="0.07248" calcext:value-type="float">
            <text:p>0.07248</text:p>
          </table:table-cell>
          <table:table-cell office:value-type="float" office:value="0.071465" calcext:value-type="float">
            <text:p>0.071465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288287" calcext:value-type="float">
            <text:p>0.288287</text:p>
          </table:table-cell>
          <table:table-cell office:value-type="float" office:value="0.296912" calcext:value-type="float">
            <text:p>0.296912</text:p>
          </table:table-cell>
          <table:table-cell office:value-type="float" office:value="0.293737" calcext:value-type="float">
            <text:p>0.293737</text:p>
          </table:table-cell>
          <table:table-cell office:value-type="float" office:value="0.295756" calcext:value-type="float">
            <text:p>0.295756</text:p>
          </table:table-cell>
        </table:table-row>
        <table:table-row table:style-name="ro1">
          <table:table-cell office:value-type="float" office:value="95.812" calcext:value-type="float">
            <text:p>95.81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108379" calcext:value-type="float">
            <text:p>0.108379</text:p>
          </table:table-cell>
          <table:table-cell office:value-type="float" office:value="0.114301" calcext:value-type="float">
            <text:p>0.114301</text:p>
          </table:table-cell>
          <table:table-cell office:value-type="float" office:value="0.116389" calcext:value-type="float">
            <text:p>0.116389</text:p>
          </table:table-cell>
          <table:table-cell office:value-type="float" office:value="0.113651" calcext:value-type="float">
            <text:p>0.11365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969.746" calcext:value-type="float">
            <text:p>969.746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2694.083" calcext:value-type="float">
            <text:p>2694.08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597.994" calcext:value-type="float">
            <text:p>597.99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281.364" calcext:value-type="float">
            <text:p>281.364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310.493" calcext:value-type="float">
            <text:p>310.49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965.012" calcext:value-type="float">
            <text:p>965.01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330.398" calcext:value-type="float">
            <text:p>330.398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office:value-type="float" office:value="63.592" calcext:value-type="float">
            <text:p>63.59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34.892" calcext:value-type="float">
            <text:p>34.892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office:value-type="float" office:value="39.073" calcext:value-type="float">
            <text:p>39.073</text:p>
          </table:table-cell>
          <table:table-cell table:number-columns-repeated="4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  <table:table-row table:style-name="ro1">
          <table:table-cell table:number-columns-repeated="5" office:value-type="string" calcext:value-type="string">
            <text:p>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5:43.527859534</meta:creation-date>
    <dc:date>2022-06-01T17:47:29.328818385</dc:date>
    <meta:editing-duration>PT1M47S</meta:editing-duration>
    <meta:editing-cycles>1</meta:editing-cycles>
    <meta:document-statistic meta:table-count="1" meta:cell-count="550" meta:object-count="0"/>
    <meta:generator>LibreOffice/6.4.7.2$Linux_X86_64 LibreOffice_project/40$Build-2</meta:generator>
  </office:meta>
</office:document-meta>
</file>